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pkgTask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addSubCommandArgument( Commandline c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setOutput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setAppen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getD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AbstractDpkg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setError( Fi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setExecuteStreamHandler( ExecuteStream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removeCommandline( Commandlin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setErrorStream( OutputStream erro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setOutput(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addConfiguredCommandline( Commandline c , boolean insertAt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pkgTask.addConfiguredCommandline( Commandlin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getSub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getExecuteStream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pkgTask.getOut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DpkgTask.setQuiet( boolean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addSubCommandArgument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DpkgTask.getError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DpkgTask.configureCommandline( Commandline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pkgTask.setSubCommand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setVerbos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runCommand( Commandline toExecu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AbstractDpkgTas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pkgTask.executeToString( Execute exec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